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26pt" officeooo:rsid="000984aa" officeooo:paragraph-rsid="000984aa" style:font-size-asian="26pt" style:font-size-complex="26pt"/>
    </style:style>
    <style:style style:name="P2" style:family="paragraph" style:parent-style-name="Standard">
      <style:text-properties style:font-name="AnjaliOldLipi" fo:font-size="18pt" fo:font-weight="bold" officeooo:rsid="000984aa" officeooo:paragraph-rsid="000984aa" style:font-size-asian="15.75pt" style:font-weight-asian="bold" style:font-size-complex="18pt" style:font-weight-complex="bold"/>
    </style:style>
    <style:style style:name="P3" style:family="paragraph" style:parent-style-name="Standard">
      <style:text-properties style:font-name="AnjaliOldLipi" fo:font-size="18pt" fo:font-weight="bold" officeooo:rsid="000da03c" officeooo:paragraph-rsid="000da03c" style:font-size-asian="15.75pt" style:font-weight-asian="bold" style:font-size-complex="18pt" style:font-weight-complex="bold"/>
    </style:style>
    <style:style style:name="P4" style:family="paragraph" style:parent-style-name="Standard">
      <style:text-properties style:font-name="AnjaliOldLipi" fo:font-size="14pt" fo:font-weight="normal" officeooo:rsid="000b5ebf" officeooo:paragraph-rsid="000984aa" style:font-size-asian="12.25pt" style:font-weight-asian="normal" style:font-size-complex="14pt" style:font-weight-complex="normal"/>
    </style:style>
    <style:style style:name="P5" style:family="paragraph" style:parent-style-name="Standard">
      <style:text-properties style:font-name="AnjaliOldLipi" fo:font-size="14pt" fo:font-weight="normal" officeooo:rsid="000b5ebf" officeooo:paragraph-rsid="000da03c" style:font-size-asian="12.25pt" style:font-weight-asian="normal" style:font-size-complex="14pt" style:font-weight-complex="normal"/>
    </style:style>
    <style:style style:name="P6" style:family="paragraph" style:parent-style-name="Standard">
      <style:text-properties style:font-name="AnjaliOldLipi" fo:font-size="14pt" fo:font-weight="normal" officeooo:rsid="001358bf" officeooo:paragraph-rsid="001358bf" style:font-size-asian="12.25pt" style:font-weight-asian="normal" style:font-size-complex="14pt" style:font-weight-complex="normal"/>
    </style:style>
    <style:style style:name="P7" style:family="paragraph" style:parent-style-name="Standard">
      <style:text-properties style:font-name="AnjaliOldLipi" fo:font-size="14pt" officeooo:rsid="000984aa" officeooo:paragraph-rsid="000984aa" style:font-size-asian="12.25pt" style:font-size-complex="14pt"/>
    </style:style>
    <style:style style:name="P8" style:family="paragraph" style:parent-style-name="Standard" style:list-style-name="L1">
      <style:text-properties style:font-name="AnjaliOldLipi" fo:font-size="14pt" fo:font-weight="bold" officeooo:rsid="001358bf" officeooo:paragraph-rsid="001358bf" style:font-size-asian="12.25pt" style:font-weight-asian="bold" style:font-size-complex="14pt" style:font-weight-complex="bold"/>
    </style:style>
    <style:style style:name="P9" style:family="paragraph" style:parent-style-name="Standard" style:list-style-name="L1">
      <style:text-properties style:font-name="AnjaliOldLipi" fo:font-size="14pt" fo:font-weight="bold" officeooo:rsid="0017294d" officeooo:paragraph-rsid="0017294d" style:font-size-asian="12.25pt" style:font-weight-asian="bold" style:font-size-complex="14pt" style:font-weight-complex="bold"/>
    </style:style>
    <style:style style:name="P10" style:family="paragraph" style:parent-style-name="Standard" style:list-style-name="L1">
      <style:text-properties style:font-name="AnjaliOldLipi" fo:font-size="14pt" fo:font-weight="normal" officeooo:rsid="001358bf" officeooo:paragraph-rsid="001358bf" style:font-size-asian="12.25pt" style:font-weight-asian="normal" style:font-size-complex="14pt" style:font-weight-complex="normal"/>
    </style:style>
    <style:style style:name="P11" style:family="paragraph" style:parent-style-name="Standard" style:list-style-name="L1">
      <style:text-properties style:font-name="AnjaliOldLipi" fo:font-size="14pt" fo:font-weight="normal" officeooo:rsid="0017294d" officeooo:paragraph-rsid="0017294d" style:font-size-asian="12.25pt" style:font-weight-asian="normal" style:font-size-complex="14pt" style:font-weight-complex="normal"/>
    </style:style>
    <style:style style:name="T1" style:family="text">
      <style:text-properties officeooo:rsid="000c6e43"/>
    </style:style>
    <style:style style:name="T2" style:family="text">
      <style:text-properties officeooo:rsid="000dadce"/>
    </style:style>
    <style:style style:name="T3" style:family="text">
      <style:text-properties fo:font-weight="normal" style:font-weight-asian="normal" style:font-weight-complex="normal"/>
    </style:style>
    <style:style style:name="T4" style:family="text">
      <style:text-properties fo:font-weight="normal" officeooo:rsid="0018a72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erung Shareholder-Value oder Stakeholder-Value</text:p>
      <text:p text:style-name="P1"/>
      <text:p text:style-name="P7">Die an das Unternehmen gestellten Ansprüche der verschiedenen Anspruchsgruppen können konfliktbehaftet sein. Die Ansprüche bestimmter Stakeholder (Anspruchsgruppe) müssen kurzfristig zurückgestellt oder ganz ausser Acht gelassen werden. Dazu muss das Unternehmen die Entscheidung treffen, welche Anspruchsgruppe als relevant und welche als irrelevant einzustufen sind.</text:p>
      <text:p text:style-name="P1"/>
      <text:p text:style-name="P2">Shareholder-Value</text:p>
      <text:p text:style-name="P4"><text:line-break/>Dieser Ansatz besagt, dass ein Unternehmen nur die Interessen der Kapitalgeber berücksichtigt/verfolgt und die anderen Stakeholder ausser Acht lässt. <text:span text:style-name="T1">Die Gewinnmaximierung steht im Vordergrund. Durch diesen Ansatz (abgeleitet von Adam Smith) würde die Wohlfahrt der Gesellschaft dadurch sowieso gewährleistet (unsichtbare Hand).</text:span></text:p>
      <text:p text:style-name="P2"/>
      <text:p text:style-name="P3">Stakeholder-Value</text:p>
      <text:p text:style-name="P5"><text:line-break/><text:span text:style-name="T2">Dieser Ansatz (auch genannt: strategisches Anspruchsgruppenkonzept) versucht ebenfalls die Gewinnmaximierung in den Vordergrund zu stellen. Dabei werden jedoch auch die Stakeholder beachtet, welche einen (negativen) Einfluss auf das Unternehmen haben könnten durch Vernachlässigung.</text:span></text:p>
      <text:p text:style-name="P5"/>
      <text:p text:style-name="P6">Beispiele von Einfluss:</text:p>
      <text:p text:style-name="P6"/>
      <text:list xml:id="list6734398556739727148" text:style-name="L1">
        <text:list-item>
          <text:p text:style-name="P8">Mitarbeiter und Gewerkschaften</text:p>
          <text:p text:style-name="P10">Unternehmen und Stakeholder haben grossen Einfluss aufeinander. Also ist es ausgeglichen.</text:p>
        </text:list-item>
        <text:list-item>
          <text:p text:style-name="P9"><text:soft-page-break/>Lieferanten<text:line-break/><text:span text:style-name="T3">Unternehmen hat hier grossen Einfluss. Weil </text:span><text:span text:style-name="T4">der </text:span><text:span text:style-name="T3">Lieferant ist ersetzbar.<text:line-break/></text:span></text:p>
        </text:list-item>
        <text:list-item>
          <text:p text:style-name="P9">Bürgerbewegung (z.B gegen Alkohol)</text:p>
          <text:p text:style-name="P11">Haben grossen Einfluss auf das Unternehm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5:31:08.908672142</meta:creation-date>
    <dc:date>2017-01-28T18:23:48.987573135</dc:date>
    <meta:editing-duration>PT21M45S</meta:editing-duration>
    <meta:editing-cycles>17</meta:editing-cycles>
    <meta:generator>LibreOffice/5.1.2.2$Linux_X86_64 LibreOffice_project/10m0$Build-2</meta:generator>
    <meta:document-statistic meta:table-count="0" meta:image-count="0" meta:object-count="0" meta:page-count="2" meta:paragraph-count="12" meta:word-count="166" meta:character-count="1375" meta:non-whitespace-character-count="1223"/>
  </office:meta>
</office:document-meta>
</file>